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Noto Mono" svg:font-family="'Noto Mono'" style:font-pitch="fixed"/>
    <style:font-face style:name="NEW YORK" svg:font-family="'NEW YORK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automatic-styles>
    <style:style style:name="P1" style:family="paragraph" style:parent-style-name="Standard">
      <style:paragraph-properties fo:margin-top="0.101cm" fo:margin-bottom="0.101cm" loext:contextual-spacing="false"/>
      <style:text-properties style:font-name="Noto Mono" officeooo:rsid="001ca92a" officeooo:paragraph-rsid="001ca92a"/>
    </style:style>
    <style:style style:name="P2" style:family="paragraph" style:parent-style-name="Standard">
      <style:paragraph-properties fo:margin-top="0.101cm" fo:margin-bottom="0.101cm" loext:contextual-spacing="false"/>
      <style:text-properties style:font-name="Noto Mono" officeooo:rsid="001ca92a" officeooo:paragraph-rsid="00220994"/>
    </style:style>
    <style:style style:name="P3" style:family="paragraph" style:parent-style-name="Standard">
      <style:paragraph-properties fo:margin-top="0.101cm" fo:margin-bottom="0.101cm" loext:contextual-spacing="false"/>
      <style:text-properties style:font-name="Noto Mono" officeooo:rsid="001ca92a" officeooo:paragraph-rsid="00223b01"/>
    </style:style>
    <style:style style:name="P4" style:family="paragraph" style:parent-style-name="Standard">
      <style:paragraph-properties fo:margin-top="0.101cm" fo:margin-bottom="0.101cm" loext:contextual-spacing="false"/>
      <style:text-properties style:font-name="Noto Mono" officeooo:rsid="001ca92a" officeooo:paragraph-rsid="002d4e2b"/>
    </style:style>
    <style:style style:name="P5" style:family="paragraph" style:parent-style-name="Standard">
      <style:paragraph-properties fo:margin-top="0.101cm" fo:margin-bottom="0.101cm" loext:contextual-spacing="false"/>
      <style:text-properties style:font-name="Noto Mono" officeooo:rsid="001e0027" officeooo:paragraph-rsid="001e0027"/>
    </style:style>
    <style:style style:name="P6" style:family="paragraph" style:parent-style-name="Standard">
      <style:paragraph-properties fo:margin-top="0.101cm" fo:margin-bottom="0.101cm" loext:contextual-spacing="false"/>
      <style:text-properties style:font-name="Noto Mono" fo:font-size="14pt" fo:font-weight="bold" officeooo:rsid="001ca92a" officeooo:paragraph-rsid="001ca92a" style:font-size-asian="14pt" style:font-weight-asian="bold" style:font-size-complex="14pt" style:font-weight-complex="bold"/>
    </style:style>
    <style:style style:name="P7" style:family="paragraph" style:parent-style-name="Standard">
      <style:paragraph-properties fo:margin-top="0.101cm" fo:margin-bottom="0.101cm" loext:contextual-spacing="false"/>
      <style:text-properties style:font-name="Noto Mono" fo:font-weight="bold" officeooo:rsid="001ca92a" officeooo:paragraph-rsid="001ca92a" style:font-weight-asian="bold" style:font-weight-complex="bold"/>
    </style:style>
    <style:style style:name="P8" style:family="paragraph" style:parent-style-name="Standard">
      <style:paragraph-properties fo:margin-top="0.101cm" fo:margin-bottom="0.101cm" loext:contextual-spacing="false"/>
      <style:text-properties style:font-name="Noto Mono" officeooo:rsid="00223b01" officeooo:paragraph-rsid="00223b01"/>
    </style:style>
    <style:style style:name="P9" style:family="paragraph" style:parent-style-name="Standard">
      <style:paragraph-properties fo:margin-top="0.101cm" fo:margin-bottom="0.101cm" loext:contextual-spacing="false"/>
      <style:text-properties style:font-name="Noto Mono" officeooo:rsid="003085ee" officeooo:paragraph-rsid="003085ee"/>
    </style:style>
    <style:style style:name="P10" style:family="paragraph" style:parent-style-name="Standard">
      <style:paragraph-properties fo:margin-top="0.101cm" fo:margin-bottom="0.101cm" loext:contextual-spacing="false"/>
      <style:text-properties style:font-name="Noto Mono" officeooo:rsid="0035eb3b" officeooo:paragraph-rsid="0035eb3b"/>
    </style:style>
    <style:style style:name="P11" style:family="paragraph" style:parent-style-name="Standard">
      <style:paragraph-properties fo:margin-top="0.101cm" fo:margin-bottom="0.101cm" loext:contextual-spacing="false"/>
      <style:text-properties fo:color="#21409a" style:font-name="Noto Mono" officeooo:rsid="001ca92a" officeooo:paragraph-rsid="001ca92a"/>
    </style:style>
    <style:style style:name="P12" style:family="paragraph" style:parent-style-name="Standard">
      <style:paragraph-properties fo:margin-top="0.101cm" fo:margin-bottom="0.101cm" loext:contextual-spacing="false"/>
      <style:text-properties fo:color="#21409a" style:font-name="Noto Mono" officeooo:rsid="001ca92a" officeooo:paragraph-rsid="00220994"/>
    </style:style>
    <style:style style:name="P13" style:family="paragraph" style:parent-style-name="Standard">
      <style:paragraph-properties fo:margin-top="0.101cm" fo:margin-bottom="0.101cm" loext:contextual-spacing="false"/>
      <style:text-properties fo:color="#21409a" style:font-name="Noto Mono" officeooo:rsid="001ca92a" officeooo:paragraph-rsid="0022ecb9"/>
    </style:style>
    <style:style style:name="P14" style:family="paragraph" style:parent-style-name="Standard">
      <style:paragraph-properties fo:margin-top="0.101cm" fo:margin-bottom="0.101cm" loext:contextual-spacing="false"/>
      <style:text-properties fo:color="#21409a" style:font-name="Noto Mono" officeooo:rsid="001ca92a" officeooo:paragraph-rsid="003520a8"/>
    </style:style>
    <style:style style:name="P15" style:family="paragraph" style:parent-style-name="Standard">
      <style:paragraph-properties fo:margin-top="0.101cm" fo:margin-bottom="0.101cm" loext:contextual-spacing="false"/>
      <style:text-properties fo:color="#21409a" style:font-name="Noto Mono" officeooo:rsid="001e0027" officeooo:paragraph-rsid="001e0027"/>
    </style:style>
    <style:style style:name="P16" style:family="paragraph" style:parent-style-name="Standard">
      <style:paragraph-properties fo:margin-top="0.101cm" fo:margin-bottom="0.101cm" loext:contextual-spacing="false"/>
      <style:text-properties fo:color="#21409a" style:font-name="Noto Mono" fo:font-weight="bold" officeooo:rsid="003520a8" officeooo:paragraph-rsid="003520a8" style:font-weight-asian="bold" style:font-weight-complex="bold"/>
    </style:style>
    <style:style style:name="P17" style:family="paragraph" style:parent-style-name="Standard">
      <style:paragraph-properties fo:margin-top="0.101cm" fo:margin-bottom="0.101cm" loext:contextual-spacing="false"/>
      <style:text-properties fo:color="#21409a" style:font-name="Noto Mono" officeooo:rsid="001ca92a" officeooo:paragraph-rsid="003520a8"/>
    </style:style>
    <style:style style:name="P18" style:family="paragraph" style:parent-style-name="Standard">
      <style:paragraph-properties fo:margin-top="0.101cm" fo:margin-bottom="0.101cm" loext:contextual-spacing="false"/>
      <style:text-properties style:font-name="Noto Mono" fo:font-weight="bold" officeooo:rsid="001ca92a" officeooo:paragraph-rsid="001ca92a" style:font-weight-asian="bold" style:font-weight-complex="bold"/>
    </style:style>
    <style:style style:name="T1" style:family="text">
      <style:text-properties officeooo:rsid="001f61cd"/>
    </style:style>
    <style:style style:name="T2" style:family="text">
      <style:text-properties officeooo:rsid="001fa444"/>
    </style:style>
    <style:style style:name="T3" style:family="text">
      <style:text-properties officeooo:rsid="0021728d"/>
    </style:style>
    <style:style style:name="T4" style:family="text">
      <style:text-properties officeooo:rsid="002172ac"/>
    </style:style>
    <style:style style:name="T5" style:family="text">
      <style:text-properties officeooo:rsid="00220994"/>
    </style:style>
    <style:style style:name="T6" style:family="text">
      <style:text-properties fo:font-weight="bold" officeooo:rsid="0021728d" style:font-weight-asian="bold" style:font-weight-complex="bold"/>
    </style:style>
    <style:style style:name="T7" style:family="text">
      <style:text-properties fo:font-weight="bold" officeooo:rsid="00220994" style:font-weight-asian="bold" style:font-weight-complex="bold"/>
    </style:style>
    <style:style style:name="T8" style:family="text">
      <style:text-properties fo:font-weight="bold" officeooo:rsid="00223b01" style:font-weight-asian="bold" style:font-weight-complex="bold"/>
    </style:style>
    <style:style style:name="T9" style:family="text">
      <style:text-properties fo:font-weight="bold" officeooo:rsid="0022ecb9" style:font-weight-asian="bold" style:font-weight-complex="bold"/>
    </style:style>
    <style:style style:name="T10" style:family="text">
      <style:text-properties officeooo:rsid="0022661f"/>
    </style:style>
    <style:style style:name="T11" style:family="text">
      <style:text-properties officeooo:rsid="00249e72"/>
    </style:style>
    <style:style style:name="T12" style:family="text">
      <style:text-properties officeooo:rsid="0025e3a2"/>
    </style:style>
    <style:style style:name="T13" style:family="text">
      <style:text-properties officeooo:rsid="00286e65"/>
    </style:style>
    <style:style style:name="T14" style:family="text">
      <style:text-properties officeooo:rsid="002ae56d"/>
    </style:style>
    <style:style style:name="T15" style:family="text">
      <style:text-properties officeooo:rsid="002d4e2b"/>
    </style:style>
    <style:style style:name="T16" style:family="text">
      <style:text-properties officeooo:rsid="002d72c4"/>
    </style:style>
    <style:style style:name="T17" style:family="text">
      <style:text-properties officeooo:rsid="002f4648"/>
    </style:style>
    <style:style style:name="T18" style:family="text">
      <style:text-properties officeooo:rsid="00302951"/>
    </style:style>
    <style:style style:name="T19" style:family="text">
      <style:text-properties officeooo:rsid="003033e0"/>
    </style:style>
    <style:style style:name="T20" style:family="text">
      <style:text-properties officeooo:rsid="003441e0"/>
    </style:style>
    <style:style style:name="T21" style:family="text">
      <style:text-properties officeooo:rsid="003520a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openMVS_test8_2(image dataset 70장)</text:p>
      <text:p text:style-name="P6"/>
      <text:p text:style-name="P7">CPU: Intel(R) Core(TM) i5-7200U CPU @ 2.50GHz (4 cores)</text:p>
      <text:p text:style-name="P7">RAM: 7.64GB Physical Memory 7.63GB Virtual Memory</text:p>
      <text:p text:style-name="P7">OS: Linux 5.3.0-40-generic (x86_64)</text:p>
      <text:p text:style-name="P7">파란색으로 되어있는 부분은 기준이 되는 <text:span text:style-name="T21">default 옵션</text:span></text:p>
      <text:p text:style-name="P7"/>
      <text:p text:style-name="P1">1. --resolution-level 옵션에 따른 시간 및 face/point 개수 체크</text:p>
      <text:p text:style-name="P1">* --max-face-area = 16</text:p>
      <text:p text:style-name="P1"><text:span text:style-name="T19">1-a</text:span><text:tab/>--resolution-level = 1 </text:p>
      <text:p text:style-name="P1"><text:tab/><text:tab/>Densify Point Cloud : <text:span text:style-name="T1">1h 55m , 11,426,450 points</text:span></text:p>
      <text:p text:style-name="P1"><text:tab/><text:tab/>Reconstruct Mesh : <text:span text:style-name="T14">20m</text:span></text:p>
      <text:p text:style-name="P1"><text:tab/><text:tab/>Refine Mesh : </text:p>
      <text:p text:style-name="P1"><text:tab/><text:tab/><text:span text:style-name="T5">Texture Mesh : </text:span></text:p>
      <text:p text:style-name="P1"><text:s/><text:tab/><text:tab/>→<text:span text:style-name="T20"> 예전과 같이 refine과 texture가 실행이 안되고 종료되어버림 2-3번 반복해도 동일</text:span></text:p>
      <text:p text:style-name="P11"><text:span text:style-name="T19">1-b</text:span><text:tab/>--resolution-level = 2 </text:p>
      <text:p text:style-name="P11"><text:tab/><text:tab/>Densify Point Cloud : <text:span text:style-name="T3">28m , </text:span><text:span text:style-name="T6">3,526,571 points</text:span></text:p>
      <text:p text:style-name="P11"><text:tab/><text:tab/>Reconstruct Mesh : <text:span text:style-name="T4">4m</text:span></text:p>
      <text:p text:style-name="P13"><text:tab/><text:tab/>Refine Mesh : <text:span text:style-name="T10">24m , </text:span><text:span text:style-name="T7">4</text:span><text:span text:style-name="T9">45</text:span><text:span text:style-name="T7">,</text:span><text:span text:style-name="T9">694 </text:span><text:span text:style-name="T7">faces</text:span></text:p>
      <text:p text:style-name="P12"><text:tab/><text:tab/><text:span text:style-name="T5">Texture Mesh : 5m</text:span></text:p>
      <text:p text:style-name="P12"><text:tab/><text:tab/>→<text:span text:style-name="T21"> total : 61m</text:span></text:p>
      <text:p text:style-name="P1"><text:span text:style-name="T19">1-c</text:span><text:tab/>--resolution-level = 3</text:p>
      <text:p text:style-name="P1"><text:tab/><text:tab/>Densify Point Cloud : <text:span text:style-name="T11">27m, 3,524,651 points</text:span></text:p>
      <text:p text:style-name="P1"><text:tab/><text:tab/>Reconstruct Mesh : <text:span text:style-name="T12">5m</text:span></text:p>
      <text:p text:style-name="P1"><text:tab/><text:tab/>Refine Mesh : <text:span text:style-name="T13">17m</text:span></text:p>
      <text:p text:style-name="P2"><text:tab/><text:tab/><text:span text:style-name="T5">Texture Mesh : 3m (깨짐) 458,469 faces</text:span></text:p>
      <text:p text:style-name="P2"><text:tab/><text:tab/>→<text:span text:style-name="T21"> total : 52m</text:span></text:p>
      <text:p text:style-name="P1">2. --max-face-area 옵션에 따른 시간 및 face/point 개수 체크</text:p>
      <text:p text:style-name="P1">* --resolution-level = 2</text:p>
      <text:p text:style-name="P11"><text:span text:style-name="T19">2-a</text:span><text:tab/>--max-face-area = 16</text:p>
      <text:p text:style-name="P12"><text:tab/><text:tab/>Densify Point Cloud : <text:span text:style-name="T3">28m , </text:span><text:span text:style-name="T6">3,526,571 points</text:span></text:p>
      <text:p text:style-name="P11"><text:tab/><text:tab/>Reconstruct Mesh : <text:span text:style-name="T5">4m</text:span></text:p>
      <text:p text:style-name="P13"><text:tab/><text:tab/>Refine Mesh : <text:span text:style-name="T10">24m , </text:span><text:span text:style-name="T7">4</text:span><text:span text:style-name="T9">45</text:span><text:span text:style-name="T7">,</text:span><text:span text:style-name="T9">694 </text:span><text:span text:style-name="T7">faces<text:tab/></text:span></text:p>
      <text:p text:style-name="P12"><text:tab/><text:tab/><text:span text:style-name="T5">Texture Mesh : 5m</text:span></text:p>
      <text:p text:style-name="P14"><text:tab/><text:tab/>→<text:span text:style-name="T21"> total : 61m</text:span></text:p>
      <text:p text:style-name="P14"/>
      <text:p text:style-name="P1"><text:soft-page-break/><text:span text:style-name="T19">2-b</text:span><text:tab/>--max-face-area = 32</text:p>
      <text:p text:style-name="P1"><text:tab/><text:tab/>Densify Point Cloud : <text:span text:style-name="T15">28m, 3,595,882 points</text:span></text:p>
      <text:p text:style-name="P1"><text:tab/><text:tab/>Reconstruct Mesh : <text:span text:style-name="T15">6m 30s </text:span></text:p>
      <text:p text:style-name="P1"><text:tab/><text:tab/>Refine Mesh : <text:span text:style-name="T15">29m, 289,937 faces</text:span></text:p>
      <text:p text:style-name="P2"><text:tab/><text:tab/><text:span text:style-name="T5">Texture Mesh : 4m</text:span></text:p>
      <text:p text:style-name="P2"><text:tab/><text:tab/>→<text:span text:style-name="T21"> total : 67m 30s</text:span></text:p>
      <text:p text:style-name="P1"><text:span text:style-name="T19">2-c</text:span><text:tab/>--max-face-area = 64</text:p>
      <text:p text:style-name="P4"><text:tab/><text:tab/>Densify Point Cloud : <text:span text:style-name="T15">28m, 3,595,882 points</text:span></text:p>
      <text:p text:style-name="P1"><text:tab/><text:tab/>Reconstruct Mesh : <text:span text:style-name="T15">6m 30s</text:span></text:p>
      <text:p text:style-name="P1"><text:tab/><text:tab/>Refine Mesh : <text:span text:style-name="T15">29m, 273,333 faces </text:span></text:p>
      <text:p text:style-name="P4"><text:tab/><text:tab/><text:span text:style-name="T5">Texture Mesh : 4m <text:s/>(깨짐)</text:span></text:p>
      <text:p text:style-name="P4"><text:tab/><text:tab/>→<text:span text:style-name="T21"> 67m 30s</text:span></text:p>
      <text:p text:style-name="P5">3. Reconstruct Mesh 과정에서 -d 옵션에 따른 시간 및 face 개수 체크</text:p>
      <text:p text:style-name="P5">* --<text:span text:style-name="T2">resolution-level = 2</text:span></text:p>
      <text:p text:style-name="P5">* --<text:span text:style-name="T2">max-face-area = 16</text:span></text:p>
      <text:p text:style-name="P15"><text:span text:style-name="T19">3-a</text:span><text:tab/>-d = default(2.5f)</text:p>
      <text:p text:style-name="P15"><text:tab/><text:tab/><text:span text:style-name="T16">Reconstruct Mesh : 4m</text:span></text:p>
      <text:p text:style-name="P15"><text:tab/><text:tab/>Refine Mesh : <text:span text:style-name="T10">24m, </text:span><text:span text:style-name="T7">4</text:span><text:span text:style-name="T9">45</text:span><text:span text:style-name="T7">,</text:span><text:span text:style-name="T9">694 </text:span><text:span text:style-name="T7">faces</text:span></text:p>
      <text:p text:style-name="P16"><text:tab/><text:tab/>→ total : 28m (densify 제외)</text:p>
      <text:p text:style-name="P5"><text:span text:style-name="T19">3-b</text:span><text:tab/>-d = 6(개발자 추천)</text:p>
      <text:p text:style-name="P5"><text:tab/><text:tab/><text:span text:style-name="T16">Reconstruct Mesh : 2m 30s</text:span></text:p>
      <text:p text:style-name="P5"><text:tab/><text:tab/>Refine Mesh : <text:span text:style-name="T17">27m, 382,218 faces</text:span></text:p>
      <text:p text:style-name="P5"><text:tab/><text:tab/>→<text:span text:style-name="T21"> total : 29m 30s (densify 제외)</text:span></text:p>
      <text:p text:style-name="P8">4. 최대로 시간을 단축 시킬 때</text:p>
      <text:p text:style-name="P8">* --resolution-level = 3</text:p>
      <text:p text:style-name="P8">* -d = 6</text:p>
      <text:p text:style-name="P8">* –-max-face-area = 128</text:p>
      <text:p text:style-name="P3"><text:tab/><text:tab/>Densify Point Cloud : <text:span text:style-name="T18">28m, </text:span><text:span text:style-name="T8">3,562,935 points</text:span></text:p>
      <text:p text:style-name="P3"><text:tab/><text:tab/>Reconstruct Mesh : <text:span text:style-name="T18">2m 30s</text:span></text:p>
      <text:p text:style-name="P3"><text:tab/><text:tab/>Refine Mesh : <text:span text:style-name="T18">14m, </text:span><text:span text:style-name="T8">99,045 faces</text:span></text:p>
      <text:p text:style-name="P3"><text:tab/><text:tab/><text:span text:style-name="T5">Texture Mesh : 1m 40s</text:span></text:p>
      <text:p text:style-name="P3"><text:tab/><text:tab/>→<text:span text:style-name="T21"> total : 46m</text:span></text:p>
      <text:p text:style-name="P3"/>
      <text:p text:style-name="P3"/>
      <text:p text:style-name="P9"/>
      <text:p text:style-name="P9"/>
      <text:p text:style-name="P9"><text:soft-page-break/>결론 )</text:p>
      <text:p text:style-name="P9">시간을 단축 시키는 옵션을 써도 3d 모델링 상에서 눈에 띄게 달라지는 점이 없음. </text:p>
      <text:p text:style-name="P9">돌리다 보면 깨지는 파일도 종종 나옴. Cloud compare와의 연동 문제인 것 같음. </text:p>
      <text:p text:style-name="P9">같은 이미지이고 같은 옵션으로 여러 번 돌리면 point나 face수가 같을 줄 알았는데 항상 다름.</text:p>
      <text:p text:style-name="P9">정확하게 깨지는 옵션이 resolution-level의 값을 올려서 scale down을 과도하게 해서 그런 것인지, max-face-area의 값을 올려서 깨지는 것인지 정확하게 파악이 잘 안됨.</text:p>
      <text:p text:style-name="P10">사실상 max-face-area는 시간 단축에 큰 영향을 끼치지 않는 것 같음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Noto Mono" svg:font-family="'Noto Mono'" style:font-pitch="fixed"/>
    <style:font-face style:name="NEW YORK" svg:font-family="'NEW YORK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NEW YORK" fo:font-size="12pt" fo:language="en" fo:country="US" style:letter-kerning="true" style:font-name-asian="Noto Sans CJK JP" style:font-size-asian="10.5pt" style:language-asian="ko" style:country-asian="KR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NEW YORK" fo:font-size="12pt" fo:language="en" fo:country="US" style:letter-kerning="true" style:font-name-asian="Noto Sans CJK JP" style:font-size-asian="10.5pt" style:language-asian="ko" style:country-asian="KR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Title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" style:font-family-asian="'Noto Sans CJK J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6T16:25:58.639291993</meta:creation-date>
    <dc:date>2020-03-18T06:06:56.109596453</dc:date>
    <meta:editing-duration>PT9H11M54S</meta:editing-duration>
    <meta:editing-cycles>24</meta:editing-cycles>
    <meta:generator>LibreOffice/6.0.7.3$Linux_X86_64 LibreOffice_project/00m0$Build-3</meta:generator>
    <meta:document-statistic meta:table-count="0" meta:image-count="0" meta:object-count="0" meta:page-count="3" meta:paragraph-count="71" meta:word-count="620" meta:character-count="2210" meta:non-whitespace-character-count="1765"/>
  </office:meta>
</office:document-meta>
</file>